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288" calcext:value-type="float">
            <text:p>53.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9488" calcext:value-type="float">
            <text:p>51.5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4768" calcext:value-type="float">
            <text:p>51.8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4496" calcext:value-type="float">
            <text:p>51.9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1712" calcext:value-type="float">
            <text:p>49.5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6568" calcext:value-type="float">
            <text:p>47.2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8801</text:p>
          </table:table-cell>
          <table:table-cell office:value-type="string" calcext:value-type="string">
            <text:p>Lockettville Quad</text:p>
          </table:table-cell>
          <table:table-cell office:value-type="string" calcext:value-type="string">
            <text:p>196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